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 style:font-charset="x-symbol"/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áblázat1" style:family="table">
      <style:table-properties style:width="17.59cm" fo:margin-left="0cm" table:align="left"/>
    </style:style>
    <style:style style:name="Táblázat1.A" style:family="table-column">
      <style:table-column-properties style:column-width="8.795cm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áblázat1.B1" style:family="table-cell">
      <style:table-cell-properties fo:padding="0.097cm" fo:border="0.002cm solid #000000" style:writing-mode="lr-tb"/>
    </style:style>
    <style:style style:name="Táblázat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áblázat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érintettek" style:family="table">
      <style:table-properties style:width="17.59cm" table:align="margins"/>
    </style:style>
    <style:style style:name="érintettek.A" style:family="table-column">
      <style:table-column-properties style:column-width="2.265cm" style:rel-column-width="8438*"/>
    </style:style>
    <style:style style:name="érintettek.B" style:family="table-column">
      <style:table-column-properties style:column-width="5.847cm" style:rel-column-width="21786*"/>
    </style:style>
    <style:style style:name="érintettek.C" style:family="table-column">
      <style:table-column-properties style:column-width="9.477cm" style:rel-column-width="35311*"/>
    </style:style>
    <style:style style:name="érintettek.A1" style:family="table-cell">
      <style:table-cell-properties fo:padding="0.097cm" fo:border-left="0.002cm solid #000000" fo:border-right="none" fo:border-top="0.002cm solid #000000" fo:border-bottom="0.002cm solid #000000"/>
    </style:style>
    <style:style style:name="érintettek.C1" style:family="table-cell">
      <style:table-cell-properties fo:padding="0.097cm" fo:border="0.002cm solid #000000"/>
    </style:style>
    <style:style style:name="érintettek.2" style:family="table-row">
      <style:table-row-properties style:min-row-height="1.018cm"/>
    </style:style>
    <style:style style:name="érintettek.A2" style:family="table-cell">
      <style:table-cell-properties fo:padding="0.097cm" fo:border-left="0.002cm solid #000000" fo:border-right="none" fo:border-top="none" fo:border-bottom="0.002cm solid #000000"/>
    </style:style>
    <style:style style:name="érintettek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7.59cm" table:align="margins"/>
    </style:style>
    <style:style style:name="Táblázat2.A" style:family="table-column">
      <style:table-column-properties style:column-width="4.33cm" style:rel-column-width="16135*"/>
    </style:style>
    <style:style style:name="Táblázat2.B" style:family="table-column">
      <style:table-column-properties style:column-width="7.394cm" style:rel-column-width="27552*"/>
    </style:style>
    <style:style style:name="Táblázat2.C" style:family="table-column">
      <style:table-column-properties style:column-width="5.863cm" style:rel-column-width="21848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C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000000" style:font-name="Arial" fo:font-size="11pt" fo:font-weight="bold" style:font-size-asian="11pt" style:font-weight-asian="bold" style:font-size-complex="11pt"/>
    </style:style>
    <style:style style:name="P2" style:family="paragraph" style:parent-style-name="Text_20_body">
      <style:text-properties fo:color="#000000" style:font-name="Times New Roman"/>
    </style:style>
    <style:style style:name="P3" style:family="paragraph" style:parent-style-name="Text_20_body">
      <style:text-properties fo:color="#000000" style:font-name="Times New Roman" fo:font-size="11pt" fo:font-style="italic" style:font-size-asian="11pt" style:font-style-asian="italic" style:font-size-complex="11pt" style:font-style-complex="italic"/>
    </style:style>
    <style:style style:name="P4" style:family="paragraph" style:parent-style-name="Text_20_body">
      <style:text-properties fo:color="#000000" style:font-name="Times New Roman" fo:font-size="11pt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Standard">
      <style:text-properties fo:color="#000000" style:font-name="Times New Roman"/>
    </style:style>
    <style:style style:name="P7" style:family="paragraph" style:parent-style-name="Standard">
      <style:text-properties fo:color="#000000"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Times New Roman" fo:font-size="14pt" style:font-size-asian="14pt" style:font-size-complex="11pt"/>
    </style:style>
    <style:style style:name="P9" style:family="paragraph" style:parent-style-name="Table_20_Contents">
      <style:text-properties style:font-name="Times New Roman" fo:font-size="11pt" style:font-size-asian="11pt" style:font-size-complex="11pt"/>
    </style:style>
    <style:style style:name="P10" style:family="paragraph" style:parent-style-name="Text_20_body">
      <style:paragraph-properties fo:margin-left="1.244cm" fo:margin-right="0cm" fo:text-indent="0cm" style:auto-text-indent="false">
        <style:tab-stops/>
      </style:paragraph-properties>
    </style:style>
    <style:style style:name="P11" style:family="paragraph" style:parent-style-name="Text_20_body">
      <style:paragraph-properties fo:margin-left="0cm" fo:margin-right="0cm" fo:text-indent="1.251cm" style:auto-text-indent="false"/>
    </style:style>
    <style:style style:name="P12" style:family="paragraph" style:parent-style-name="Text_20_body">
      <style:paragraph-properties fo:margin-left="2.501cm" fo:margin-right="0cm" fo:text-indent="0.012cm" style:auto-text-indent="false">
        <style:tab-stops/>
      </style:paragraph-properties>
    </style:style>
    <style:style style:name="P13" style:family="paragraph" style:parent-style-name="Text_20_body">
      <style:paragraph-properties fo:margin-left="3.752cm" fo:margin-right="0cm" fo:text-indent="0cm" style:auto-text-indent="false">
        <style:tab-stops/>
      </style:paragraph-properties>
      <style:text-properties fo:color="#000000" style:font-name="Times New Roman"/>
    </style:style>
    <style:style style:name="P14" style:family="paragraph" style:parent-style-name="Text_20_body">
      <style:paragraph-properties fo:margin-left="1.251cm" fo:margin-right="0cm" fo:text-indent="1.251cm" style:auto-text-indent="false">
        <style:tab-stops/>
      </style:paragraph-properties>
      <style:text-properties fo:color="#000000" style:font-name="Times New Roman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Standard" style:master-page-name="MP0">
      <style:paragraph-properties style:page-number="auto" fo:break-before="page"/>
      <style:text-properties fo:color="#000000" style:font-name="Times New Roman" fo:font-size="11pt" style:font-size-asian="11pt" style:font-size-complex="11pt"/>
    </style:style>
    <style:style style:name="P17" style:family="paragraph" style:parent-style-name="Heading_20_2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8" style:family="paragraph" style:parent-style-name="Heading_20_2">
      <style:text-properties fo:color="#000000" style:font-name="Times New Roman" fo:font-size="11pt" style:font-size-asian="11pt" style:font-size-complex="11pt"/>
    </style:style>
    <style:style style:name="P19" style:family="paragraph" style:parent-style-name="Heading_20_1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text-properties fo:color="#000000" style:font-name="Times New Roman" fo:font-size="11pt" style:font-size-asian="11pt" style:font-size-complex="11pt"/>
    </style:style>
    <style:style style:name="P21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1pt" style:font-size-asian="11pt" style:font-size-complex="11pt"/>
    </style:style>
    <style:style style:name="T3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normal" style:font-weight-asian="normal" style:font-weight-complex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Tartalomjegyzék</text:p>
      <text:section text:style-name="Sect1" text:name="Sect1">
        <text:p text:style-name="P5">1. Bevezetés</text:p>
        <text:p text:style-name="P5">2. Az alkalmazás helye</text:p>
        <text:p text:style-name="P5">2.1 Üzleti lehetőségek</text:p>
        <text:p text:style-name="P5">2.2 A probléma megfogalmazása</text:p>
        <text:p text:style-name="P5">2.3 Az elkészült termék helye</text:p>
        <text:p text:style-name="P5">3. Érintettek és felhasználók</text:p>
        <text:p text:style-name="P5">3.1. Az érintettek összefoglalása</text:p>
        <text:p text:style-name="P5">3.2. A felhasználók összefoglalása</text:p>
        <text:p text:style-name="P5">3.3 Felhasználói környezet</text:p>
        <text:p text:style-name="P5">3.4. Illetékesek adatai</text:p>
        <text:p text:style-name="P5">3.5. Felhasználók adatai</text:p>
        <text:p text:style-name="P5">4. A végtermék áttekintése</text:p>
        <text:p text:style-name="P5">4.1 A termék kapcsolatai</text:p>
        <text:p text:style-name="P5">4.2. A termék használatának előnyei</text:p>
        <text:p text:style-name="P5">4.3. Feltételezések és függőségek</text:p>
        <text:p text:style-name="P5">4.4 Költségbecslés</text:p>
        <text:p text:style-name="P5">4.5. Installáció</text:p>
        <text:p text:style-name="P5">5. A végtermék jellemzői, biztosított szolgáltatások</text:p>
        <text:p text:style-name="P5">6. Korlátozások</text:p>
        <text:p text:style-name="P5">7. Minőségi elvárások</text:p>
        <text:p text:style-name="P5">8. Dokumentációkkal kapcsolatos követelmények</text:p>
        <text:p text:style-name="P5">9. Kockázat lista</text:p>
        <text:p text:style-name="P5">10. Szótár</text:p>
      </text:section>
      <text:section text:style-name="Sect1" text:name="Sect2">
        <text:p text:style-name="P5"><text:lin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1. Bevezetés</text:p>
        <text:p text:style-name="P7"/>
        <text:p text:style-name="P7">Ubimon egy Pokémon RPG, amely környezetvédelmi témával foglalkozik.</text:p>
        <text:p text:style-name="P7"/>
        <text:p text:style-name="P7">2. Az alkalmazás helye</text:p>
        <text:p text:style-name="P7"/>
        <text:p text:style-name="P7">2.1 Üzleti lehetőségek</text:p>
        <text:p text:style-name="P7"/>
        <text:p text:style-name="P7">2.2 A probléma megfogalmazása</text:p>
        <text:p text:style-name="P7"/>
        <text:h text:style-name="P17" text:outline-level="2">2.3 Az elkészült termék helye</text:h>
        <text:p text:style-name="P3">kinek készült (melyik / milyen szervezetnek)</text:p>
        <text:p text:style-name="P4">Bárki számára (rated for everyone)</text:p>
        <text:p text:style-name="P3">ki fogja használni</text:p>
        <text:p text:style-name="P4">Aki megvásárolta a szoftvert</text:p>
        <text:p text:style-name="P3">milyen alkalmazás kategóriába tartozik (pl. fejlesztőeszköz, vállalati információs rendszer, stb.)</text:p>
        <text:p text:style-name="P4">Videojáték.</text:p>
        <text:p text:style-name="P3">mi az alapvető haszna</text:p>
        <text:p text:style-name="P4">Szórakozás</text:p>
        <text:p text:style-name="P3">miben különbözik alapvetően az elkészült termék az alternatíváktól</text:p>
        <text:p text:style-name="P4">Témája a környezetvédelem. Egyedi térképpel és pokémon fajtákkal rendelkezik. Nem Nintendo konzol exclusive.</text:p>
        <text:h text:style-name="P19" text:outline-level="1">3. Érintettek és felhasználók</text:h>
        <text:p text:style-name="Text_20_body"><text:span text:style-name="T3"><text:tab/>A projekt fejlesztését KoviUbiSoft végzi. A megrendelő és konzulens Sátán Ádám. </text:span></text:p>
        <text:p text:style-name="P4">3.1. Az érintettek összefoglalása<text:tab/></text:p>
        <table:table table:name="érintettek" table:style-name="érintettek">
          <table:table-column table:style-name="érintettek.A"/>
          <table:table-column table:style-name="érintettek.B"/>
          <table:table-column table:style-name="érintettek.C"/>
          <table:table-row>
            <table:table-cell table:style-name="érintettek.A1" office:value-type="string">
              <text:p text:style-name="P15">Elnevezés</text:p>
            </table:table-cell>
            <table:table-cell table:style-name="érintettek.A1" office:value-type="string">
              <text:p text:style-name="P15">Leírás</text:p>
            </table:table-cell>
            <table:table-cell table:style-name="érintettek.C1" office:value-type="string">
              <text:p text:style-name="P15">Szerep</text:p>
            </table:table-cell>
          </table:table-row>
          <table:table-row table:style-name="érintettek.2">
            <table:table-cell table:style-name="érintettek.A2" office:value-type="string">
              <text:p text:style-name="P15">Megrendelő</text:p>
            </table:table-cell>
            <table:table-cell table:style-name="érintettek.A2" office:value-type="string">
              <text:p text:style-name="P15">Az alkalmazás elkészítését igényli</text:p>
            </table:table-cell>
            <table:table-cell table:style-name="érintettek.C2" office:value-type="string">
              <text:p text:style-name="P15">finanszírozza az alkalmazás fejlesztésének és fenntartásának költségeit<text:line-break/></text:p>
            </table:table-cell>
          </table:table-row>
          <table:table-row>
            <table:table-cell table:style-name="érintettek.A2" office:value-type="string">
              <text:p text:style-name="P15">Fejlesztők</text:p>
            </table:table-cell>
            <table:table-cell table:style-name="érintettek.A2" office:value-type="string">
              <text:p text:style-name="P15">A játék elkészítéséért, illetve további fejlesztéséért felelősek</text:p>
            </table:table-cell>
            <table:table-cell table:style-name="érintettek.C2" office:value-type="string">
              <text:p text:style-name="P15">Elkészítik majd fejlesztik és karbantartják a játékot</text:p>
            </table:table-cell>
          </table:table-row>
        </table:table>
        <text:h text:style-name="P18" text:outline-level="2"><text:span text:style-name="T5">3.2. A felhasználók összefoglalása<text:line-break/></text:span></text:h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row>
            <table:table-cell table:style-name="Táblázat2.A1" office:value-type="string">
              <text:p text:style-name="P15">Elnevezés</text:p>
            </table:table-cell>
            <table:table-cell table:style-name="Táblázat2.A1" office:value-type="string">
              <text:p text:style-name="P15">Leírás</text:p>
            </table:table-cell>
            <table:table-cell table:style-name="Táblázat2.C1" office:value-type="string">
              <text:p text:style-name="P15">Illetékes</text:p>
            </table:table-cell>
          </table:table-row>
          <table:table-row>
            <table:table-cell table:style-name="Táblázat2.A2" office:value-type="string">
              <text:p text:style-name="P15">Potenciális Felhasználó</text:p>
            </table:table-cell>
            <table:table-cell table:style-name="Táblázat2.A2" office:value-type="string">
              <text:p text:style-name="P15">Próbaverziót használja </text:p>
            </table:table-cell>
            <table:table-cell table:style-name="Táblázat2.C2" office:value-type="string">
              <text:p text:style-name="P15">-</text:p>
            </table:table-cell>
          </table:table-row>
          <table:table-row>
            <table:table-cell table:style-name="Táblázat2.A2" office:value-type="string">
              <text:p text:style-name="P15">Felhasználó</text:p>
            </table:table-cell>
            <table:table-cell table:style-name="Táblázat2.A2" office:value-type="string">
              <text:p text:style-name="P15">Megveszi a teljes játékot</text:p>
            </table:table-cell>
            <table:table-cell table:style-name="Táblázat2.C2" office:value-type="string">
              <text:p text:style-name="P15">felhasználó</text:p>
            </table:table-cell>
          </table:table-row>
          <table:table-row>
            <table:table-cell table:style-name="Táblázat2.A2" office:value-type="string">
              <text:p text:style-name="P15">Admin</text:p>
            </table:table-cell>
            <table:table-cell table:style-name="Táblázat2.A2" office:value-type="string">
              <text:p text:style-name="P15">Felügyeli a csalás mentes játékmenetet többjátékos mód esetén</text:p>
            </table:table-cell>
            <table:table-cell table:style-name="Táblázat2.C2" office:value-type="string">
              <text:p text:style-name="P15">admin</text:p>
            </table:table-cell>
          </table:table-row>
        </table:table>
        <text:h text:style-name="P17" text:outline-level="2"><text:soft-page-break/>3.3 Felhasználói környezet</text:h>
        <text:p text:style-name="P3">Milyen platformon fog futni az átadott alkalmazás, és várhatóan változni fog-e?</text:p>
        <text:p text:style-name="P4">PC</text:p>
        <text:p text:style-name="P3">Hány felhasználó fogja használni egy időben átlagosan, és hány felhasználó várható maximálisan?</text:p>
        <text:p text:style-name="P4">Lehet egyjátékos és többjátékos mód (max x játékossal)</text:p>
        <text:p text:style-name="P3">Mennyi ideig fogja használni a rendszert egy felhasználó, és ez mennyire változó?</text:p>
        <text:p text:style-name="P4">A játék x óra hosszú, A felhasználó tetszőleges ideig használhatja.</text:p>
        <text:h text:style-name="P17" text:outline-level="2">3.4. Illetékesek adatai<text:line-break/><text:tab/>A fejlesztői csapat:</text:h>
        <text:p text:style-name="P5"><text:tab/><text:tab/>KoviUbiSoft<text:line-break/><text:tab/><text:tab/><text:line-break/><text:tab/><text:tab/>Tóth József<text:tab/><text:tab/><text:tab/>tothjozsef225@gmail.com</text:p>
        <text:p text:style-name="P5"><text:tab/><text:tab/>Simonyák János<text:tab/><text:tab/><text:a xlink:type="simple" xlink:href="mailto:s_janos@outlook.com" text:style-name="Internet_20_link" text:visited-style-name="Visited_20_Internet_20_Link">s_janos@outlook.com</text:a></text:p>
        <text:p text:style-name="P5"><text:tab/><text:tab/>Nagy Róber<text:tab/><text:tab/><text:tab/>rob.iskola1@gmail.com</text:p>
        <text:p text:style-name="P5"><text:tab/><text:tab/>Bartók-Balogh Gábor<text:tab/><text:tab/>demiteto.bartok@gmail.com</text:p>
        <text:p text:style-name="P5"><text:span text:style-name="T3"><text:tab/><text:tab/>Hegedüs Gábor<text:tab/><text:tab/><text:tab/>hegedus.gabor91@gmail.com</text:span></text:p>
        <text:h text:style-name="P17" text:outline-level="2">3.5. Felhasználók adatai<text:line-break/><text:tab/>A szoftvert bárki használhatja, kortól és nemtől függetlenül.</text:h>
        <text:p text:style-name="P5"><text:span text:style-name="T3"><text:tab/>A szoftver megrendelője és a fejlesztő csapat konzulense Sátán Ádám</text:span></text:p>
        <text:h text:style-name="P19" text:outline-level="1">4. A végtermék áttekintése (Pokemon Emerald alapján)</text:h>
        <text:p text:style-name="P4"/>
        <text:p text:style-name="P4">4. A végtermék áttekintése (Pokemon Emerald alapján)</text:p>
        <text:p text:style-name="P4"/>
        <text:p text:style-name="P4">4.1 A termék kapcsolatai</text:p>
        <text:p text:style-name="P4">&lt;!-- Itt írhatjuk le, ha a termék több funkcionális komponensből áll. --&gt;</text:p>
        <text:p text:style-name="P4">&lt;!-- Ha a termék egy nagyobb rendszer része, le kell írni a helyét a nagyobb rendszerben, és a kapcsolódási pontjait, formáit. --&gt;</text:p>
        <text:p text:style-name="P4"/>
        <text:p text:style-name="P4">## Játékon belüli komponensek:</text:p>
        <text:p text:style-name="P4">- ***Menü***: <text:s/>Egyszerű menü rendszer, amelyben a játékos új játékot kezdhet, folytathatja a meglévő save file-t, elérheti a beállításokat és kiléphet a játékból.</text:p>
        <text:p text:style-name="P4"/>
        <text:p text:style-name="P4">- ***Karakter kreáló***: A karakter kreáló komponens felelős a játék elején azért, hogy a játékos személyre szabja a karakterét. A játékos megadhatja a karaktere nevét, választhat nemet, továbbá kiválaszthatja a karaktere <text:soft-page-break/>külsejét. A játékos választhat haj és felső sprite-ok közül, továbbá a bőr, haj, felső. nadrág RGB színeit kiválaszthatja és egyéb kiegészítő díszítők is választhat.</text:p>
        <text:p text:style-name="P4"/>
        <text:p text:style-name="P4">- ***Ubimon rendszer***: Az Ubimon rendszer feladata az Ubimon objektumok tárolása és menedzselése. Minden Ubimon objektum tartalmaz attribútumokat mint például: Típus, név, gazda, HP, Attack damage, defense, Special attack damage, Special defense, speed és összesítő érték. Az Ubimon rendszer a játékban található összes Ubimon értékeit eltárolja egy adatbázisban. Többjátékos módban a játékosok Ubimonjainak értékeit is tárolja.</text:p>
        <text:p text:style-name="P4"/>
        <text:p text:style-name="P4">- ***Clock rendszer***: A játékban lehetőség van egy óra beállítására. Az óra valós időben működik, befolyásolja az Ubimonok evulúcióját és az in-game eventeket is.</text:p>
        <text:p text:style-name="P4"/>
        <text:p text:style-name="P4">- ***NPC rendszer***: Az NPC rendszer kezeli az NPC objektumokat, amelyek névvel és dialógokkal rendelkeznek. Az NPC-k hez tartozhatnak In-game eventek is. Az NPC-k meghatározott tile-okon véletlenszerűen vagy előre scriptelt módon haladnak, a játékbeli idő alapján spawn-olnak illetve despawn-olnak. In-game event hatására beszélgetést kezdeményezhetnek a játékossal, illetve a játékos interakció hatására bármikor beszélhet az NPC-khez.</text:p>
        <text:p text:style-name="P4"/>
        <text:p text:style-name="P4">- ***Harcrendszer*** : A harcrendszerben a játékos kiválaszt egy vagy két Ubimont a harc módja alapján. A rendszer alapvető feladata az Ubimon statjai alapján és a játékos által választott opció alapján kiszámolja és eltárolja az értékeket. A harc közben a játékosnak 4 lehetősége van: Támadás, Itemek használata, Ubimon váltás és harc elhagyása.</text:p>
        <text:p text:style-name="P4"><text:tab/>A harcrendszer része a UI is, amelyben a játékos Ubimonjai a bal oldalon, az ellenséges Ubimonok a jobb oldalon találhatóak. A UI-ban látszanak a Ubimonok Neve, szintje, hp-ja, exp-je. A rendszer turn based, a turn végén a történések dialóg box-ban jelennek meg.</text:p>
        <text:p text:style-name="P4"/>
        <text:p text:style-name="P4">- ***Fejlődés rendszer (szint rendszer)***: Minden Ubimon rendelkezik exp értékkel, amelyet Ubimon harc győzelmekkel lehet növelni. Meghatározott exp elérésekor az Ubimon szintet lép. A fejlődés rendszer az Ubimonok szintjét tárolja el egy adatbázisban, továbbá a játékos Ubimonjainak szintjei alapján és a co-op játékosok száma alapján az ellenséges Ubimonok stat-jait kiszámolja.</text:p>
        <text:p text:style-name="P4"/>
        <text:p text:style-name="P4">- ***Többjátékos mód***: Az alap játékot Local Co-op módban maximum 4 ember játszhatja, továbbá lehet online max 32 emberrel.</text:p>
        <text:p text:style-name="P4"/>
        <text:p text:style-name="P4">- ***Pálya Térkép***: A pályarendszer feladata kirajzolni a tile-okat egy meghatározott rács alapján (n x m-es rács). A pályák tile-okból állnak, amelyek 32x32 pixelesek. Másik feladata meghatározott tile-okhoz in-game eventet kötni. pl: Más térkép betöltése, interaktivitás, cutscene stb.</text:p>
        <text:p text:style-name="P4"/>
        <text:p text:style-name="P4"><text:soft-page-break/>- ***Dialóg rendszer***: A dialóg rendszer lényege a szöveg megjelenítése egy dialóg box-ban, illetve a játékosnak választási lehetőségek nyújtása. Az NPC-k a játékos választása alapján válaszolnak és a játékos választása befolyásolhatja a játék történetét.</text:p>
        <text:p text:style-name="P4"><text:tab/></text:p>
        <text:p text:style-name="P4">- ***Tárgy rendszer***: A tárgy rendszer a játékos által felvett itemeket fogja egy adatbázisban eltárolni. Különböző item típusok vannak pl: Kulcsok, Ubimon labdák, Heal itemek stb.</text:p>
        <text:p text:style-name="P4"/>
        <text:p text:style-name="P4">- ***Event rendszer***: A játékos billentyűzet vagy game controller által kiadott inputra (eventre) a játék mozgással, illetve interaktivitással válaszol.</text:p>
        <text:p text:style-name="P4"/>
        <text:p text:style-name="P4">- ***In game eventek***: A játék során előre beprogramozott in-game eventek vannak, amelyeket a játékos egy tile-ra lépéssel, szintlépéssel vagy beszélgetés választás alapján aktiválhat. Továbbá vannak véletlenszerű in-game harc eventek is.</text:p>
        <text:p text:style-name="P4"/>
        <text:p text:style-name="P4">- ***Hang és soundtrack***: Minden játékbeli területnek saját zenéje van. Ez a komponens felelős a megfelelő hangeffektek lejátszásáért.</text:p>
        <text:p text:style-name="P4"/>
        <text:p text:style-name="P4">## Adatbázis komponensek</text:p>
        <text:p text:style-name="P4"/>
        <text:p text:style-name="P4">- ***Ubimon adatbázis***: Adatbázis, amely a játékosnál lévő Ubimonok értékeit tárolja. Ezt az adatbázist a harcrendszer, ubimon rendszer és a szint rendszer fogja módosítani.</text:p>
        <text:p text:style-name="P4"/>
        <text:p text:style-name="P4">- ***Item adatbázis*** : A játékos bírtokában lévő tárgyak adatbázisa. Ezt az adatbázist a tárgy rendszer fogja módosítani.</text:p>
        <text:p text:style-name="P4"/>
        <text:p text:style-name="P4">- ***További adatbázisok***: Többjátékos módhoz.</text:p>
        <text:p text:style-name="P4"/>
        <text:p text:style-name="P4">4.2. A termék használatának előnyei</text:p>
        <table:table table:name="Táblázat1" table:style-name="Táblázat1">
          <table:table-column table:style-name="Táblázat1.A" table:number-columns-repeated="2"/>
          <table:table-row>
            <table:table-cell table:style-name="Táblázat1.A1" office:value-type="string">
              <text:p text:style-name="P8">A játékos haszna (előnyei)</text:p>
            </table:table-cell>
            <table:table-cell table:style-name="Táblázat1.B1" office:value-type="string">
              <text:p text:style-name="P8">Az ezt támogató rendszer jellemző(k)</text:p>
            </table:table-cell>
          </table:table-row>
          <table:table-row>
            <table:table-cell table:style-name="Táblázat1.A2" office:value-type="string">
              <text:p text:style-name="P9">40 óra alap játékidő</text:p>
            </table:table-cell>
            <table:table-cell table:style-name="Táblázat1.B2" office:value-type="string">
              <text:p text:style-name="P9">A játék egyjátékos módja 40 óra contentet tartalmaz.</text:p>
            </table:table-cell>
          </table:table-row>
          <table:table-row>
            <table:table-cell table:style-name="Táblázat1.A2" office:value-type="string">
              <text:p text:style-name="P9">Co-op mód</text:p>
            </table:table-cell>
            <table:table-cell table:style-name="Táblázat1.B2" office:value-type="string">
              <text:p text:style-name="P9">A játék egyjátékos részét maximum 4 másik emberrel lehet egyszerre játszani, a játék nehézségi szintje a játékosok számával növekszik.</text:p>
            </table:table-cell>
          </table:table-row>
          <table:table-row>
            <table:table-cell table:style-name="Táblázat1.A2" office:value-type="string">
              <text:p text:style-name="P9">Többjátékos mód</text:p>
            </table:table-cell>
            <table:table-cell table:style-name="Táblázat1.B2" office:value-type="string">
              <text:p text:style-name="P9">A játékot többjátékos módban is lehet játszani, maximum 32 emberrel.</text:p>
            </table:table-cell>
          </table:table-row>
          <table:table-row>
            <table:table-cell table:style-name="Táblázat1.A2" office:value-type="string">
              <text:p text:style-name="P9">Témája a környezetvédelem</text:p>
            </table:table-cell>
            <table:table-cell table:style-name="Táblázat1.B2" office:value-type="string">
              <text:p text:style-name="P9">Felhívja a figyelmet a környezetvédelemre.</text:p>
            </table:table-cell>
          </table:table-row>
        </table:table>
        <text:p text:style-name="P4"><text:soft-page-break/></text:p>
        <text:p text:style-name="P4">4.3. Feltételezések és függőségek</text:p>
        <text:p text:style-name="P4"/>
        <text:p text:style-name="P4">Feltételezzük, hogy a játék egyjátékos módja működőképes, az adatbázis rendszer üzemel, a co-op és többjátékos módok működnek.</text:p>
        <text:p text:style-name="P4"/>
        <text:p text:style-name="P4"/>
        <text:p text:style-name="P4">4.4 Költségbecslés</text:p>
        <text:p text:style-name="P4"/>
        <text:p text:style-name="P4">- OpenJDK - ingyenes</text:p>
        <text:p text:style-name="P4">- LWJGL - ingyenes</text:p>
        <text:p text:style-name="P4">- IntelliJ IDEA Ultimate - €499.00 / év / ember</text:p>
        <text:p text:style-name="P4">- Github - $21 / hónap / ember</text:p>
        <text:p text:style-name="P4">- MySQL Enterprise Edition - $5000</text:p>
        <text:p text:style-name="P4"/>
        <text:p text:style-name="P4">- Iroda: &lt;város, utca, stb&gt; 20€ / $m^2$</text:p>
        <text:p text:style-name="P4">- gépek: $600 / gép / ember</text:p>
        <text:p text:style-name="P4">- gép perifériák $400 / gép / ember</text:p>
        <text:p text:style-name="P4"/>
        <text:p text:style-name="P4"/>
        <text:p text:style-name="P4">- Game designer 350.000Ft</text:p>
        <text:p text:style-name="P4">- Game artist 280.000Ft</text:p>
        <text:p text:style-name="P4">- Sound engineer 330.000Ft</text:p>
        <text:p text:style-name="P4">- Game programmer 400.000Ft</text:p>
        <text:p text:style-name="P4">- Game level designer 300.000Ft</text:p>
        <text:p text:style-name="P4">- Game tester 250.000Ft</text:p>
        <text:p text:style-name="P4">- Game producer 270.000Ft</text:p>
        <text:p text:style-name="P4"/>
        <text:p text:style-name="P4">4.5. Installáció</text:p>
        <text:p text:style-name="P4"><text:tab/>A játékot a Steam-ről lehet installálni, továbbá elérhető a google play áruházban is.</text:p>
        <text:h text:style-name="P19" text:outline-level="1"><text:soft-page-break/>5. A végtermék jellemzői, biztosított szolgáltatások</text:h>
        <text:h text:style-name="P19" text:outline-level="1">6. Korlátozások</text:h>
        <text:h text:style-name="P19" text:outline-level="1">7. Minőségi elvárások</text:h>
        <text:p text:style-name="P10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10">2. A játék elérhető legyen minél több felhasználó számára azaz optimalizációval minél <text:s/>szélesebb gép konfigurációra eljutassuk így gyengébb hardverek is egyaránt gördülékenyen</text:p>
        <text:p text:style-name="P10">tudják futtatni programunkat.</text:p>
        <text:p text:style-name="Text_20_body"/>
        <text:h text:style-name="P19" text:outline-level="1">8. Dokumentációkkal kapcsolatos követelmények</text:h>
        <text:h text:style-name="P19" text:outline-level="1">9. Kockázat lista</text:h>
        <text:h text:style-name="P19" text:outline-level="1">10. Szótár</text:h>
        <text:p text:style-name="P11"><text:span text:style-name="Bekezdés_20_alapbetűtípusa"><text:span text:style-name="T1"><text:s text:c="7"/></text:span></text:span>1. Bevezetés:</text:p>
        <text:p text:style-name="Text_20_body"><text:tab/> <text:s text:c="6"/>-RPG(Role Playing Game):Másnéven Szerepjáték: A játék programok világában egy olyan</text:p>
        <text:p text:style-name="P12">műfajnak a megnevezése ahol egy általad létrehozott vagy előre meghatározott karakter bőrébe bújva egy adott szerepet játszol el ,adott világon és adott történet szálon keresztül.</text:p>
        <text:p text:style-name="Text_20_body"/>
        <text:p text:style-name="Text_20_body"><text:span text:style-name="Bekezdés_20_alapbetűtípusa"><text:span text:style-name="T2"><text:tab/></text:span></text:span><text:span text:style-name="Bekezdés_20_alapbetűtípusa"><text:span text:style-name="T1">4.1 A termék kapcsolatai:</text:span></text:span></text:p>
        <text:p text:style-name="Text_20_body"><text:span text:style-name="Bekezdés_20_alapbetűtípusa"><text:span text:style-name="T2"><text:tab/></text:span></text:span><text:span text:style-name="Bekezdés_20_alapbetűtípusa"><text:span text:style-name="T1"> <text:s text:c="6"/>-RGB slider: Másnéven RGB(Red,Green,Blue) színskála: Egy olyan skála amelyen a</text:span></text:span></text:p>
        <text:p text:style-name="P13"><text:s text:c="4"/>apiro zöld kék színek minden árnyalatát kiválaszthatod ezáltal egyedi szín <text:s/></text:p>
        <text:p text:style-name="P13"><text:s text:c="4"/>összeállításban hozhatsz létre különböző dolgokat.</text:p>
        <text:p text:style-name="P2"><text:tab/> <text:s text:c="6"/>-HP(Health Point):Másnéven Élet pont:A játékban a szörnyed élet pontját jelző piros színű </text:p>
        <text:p text:style-name="P2"><text:tab/><text:tab/><text:tab/><text:tab/> csík <text:s text:c="32"/></text:p>
        <text:p text:style-name="P4"/>
        <text:p text:style-name="Text_20_body"><text:span text:style-name="Bekezdés_20_alapbetűtípusa"><text:span text:style-name="T4"><text:line-break/></text:span></text:span><text:span text:style-name="Bekezdés_20_alapbetűtípusa"><text:span text:style-name="T4"><text:tab/> <text:s text:c="7"/>-</text:span></text:span><text:span text:style-name="Bekezdés_20_alapbetűtípusa"><text:span text:style-name="T1">Attack damage ,defense,special </text:span></text:span></text:p>
        <text:p text:style-name="P14">attack damage,special defense,speed:Másnéven támadó érték,védekezés,spec. támadó</text:p>
        <text:p text:style-name="P14"><text:soft-page-break/>érték, spec. védekezés,sebesség.A szörnyekkel kapcsolatos értékek melyet a rendszer </text:p>
        <text:p text:style-name="P14">eltárol minden szörnyről.</text:p>
        <text:p text:style-name="P7"><text:tab/></text:p>
        <text:p text:style-name="Standard"><text:span text:style-name="Bekezdés_20_alapbetűtípusa"><text:span text:style-name="T2"><text:tab/></text:span></text:span><text:span text:style-name="Bekezdés_20_alapbetűtípusa"><text:span text:style-name="T1"> <text:s text:c="6"/>-Event:Másnéven Esemény:A játékban történő különleges események megnevezése.</text:span></text:span></text:p>
        <text:p text:style-name="P6"><text:tab/><text:tab/></text:p>
        <text:p text:style-name="P6"><text:tab/> <text:s text:c="6"/>-NPC:Másnéven nem játszható karakter:A játékban egy játékos által nem irányítható </text:p>
        <text:p text:style-name="P6"><text:s/><text:tab/> <text:s text:c="15"/>karakter</text:p>
        <text:p text:style-name="Standard"><text:span text:style-name="Bekezdés_20_alapbetűtípusa"><text:span text:style-name="T1"><text:tab/></text:span></text:span><text:span text:style-name="Bekezdés_20_alapbetűtípusa"><text:span text:style-name="T1"><text:tab/> <text:s text:c="3"/>amik támogatnak vagy cask szimpla kiegészítés a játék világához.</text:span></text:span></text:p>
        <text:p text:style-name="P4"/>
        <text:p text:style-name="P5"><text:line-break/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 style:font-charset="x-symbol"/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Source Han Sans CN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size="24pt" fo:font-weight="bold" style:font-name-asian="Droid Sans Fallback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hyphenation-ladder-count="no-limit"/>
      <style:text-properties style:font-name="Liberation Serif" fo:font-size="18pt" fo:font-weight="bold" style:font-name-asian="Droid Sans Fallback" style:font-size-asian="18pt" style:font-weight-asian="bold" style:font-size-complex="18pt" style:font-weight-complex="bold" fo:hyphenate="false" fo:hyphenation-remain-char-count="0" fo:hyphenation-push-char-count="0"/>
    </style:style>
    <style:style style:name="Normá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Képaláírás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/>
    <meta:initial-creator>Gábor</meta:initial-creator>
    <dc:creator>Gábor Hegedüs</dc:creator>
    <meta:creation-date>2021-10-05T11:22:00Z</meta:creation-date>
    <dc:date>2021-10-05T14:33:03.69</dc:date>
    <meta:editing-cycles>3</meta:editing-cycles>
    <meta:editing-duration>PT11M19S</meta:editing-duration>
    <meta:document-statistic meta:table-count="3" meta:image-count="0" meta:object-count="0" meta:page-count="8" meta:paragraph-count="167" meta:word-count="1398" meta:character-count="10455"/>
    <meta:template xlink:type="simple" xlink:actuate="onRequest" xlink:title="" xlink:href="Normal"/>
  </office:meta>
</office:document-meta>
</file>